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ia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Quantidade #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string" calcext:value-type="string">
            <text:p>Faceboo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1-01-01" calcext:value-type="date">
            <text:p>01/01/11</text:p>
          </table:table-cell>
          <table:table-cell office:value-type="string" calcext:value-type="string">
            <text:p>Twitt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string" calcext:value-type="string">
            <text:p>Instagram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22:52:25.840031008</meta:creation-date>
    <dc:date>2024-06-05T23:50:50.755545502</dc:date>
    <meta:editing-duration>PT48M14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